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ff" draw:textarea-horizontal-align="justify" draw:textarea-vertical-align="middle" draw:auto-grow-height="false" fo:min-height="0.056cm" fo:min-width="0.763cm"/>
    </style:style>
    <style:style style:name="gr2" style:family="graphic" style:parent-style-name="standard">
      <style:graphic-properties draw:stroke="none" svg:stroke-color="#000000" draw:fill="none" draw:fill-color="#ffffff" fo:min-height="0.787cm"/>
    </style:style>
    <style:style style:name="gr3" style:family="graphic" style:parent-style-name="standard">
      <style:graphic-properties svg:stroke-color="#000000" draw:fill-color="#94bd5e" draw:textarea-horizontal-align="justify" draw:textarea-vertical-align="middle" draw:auto-grow-height="false" fo:min-height="0.85cm" fo:min-width="3.5cm"/>
    </style:style>
    <style:style style:name="gr4" style:family="graphic" style:parent-style-name="standard">
      <style:graphic-properties draw:textarea-horizontal-align="justify" draw:textarea-vertical-align="middle" draw:auto-grow-height="false" fo:min-height="0.6cm" fo:min-width="0.49cm"/>
    </style:style>
    <style:style style:name="gr5" style:family="graphic" style:parent-style-name="standard">
      <style:graphic-properties svg:stroke-color="#000000" draw:fill-color="#94bd5e" draw:textarea-horizontal-align="justify" draw:textarea-vertical-align="middle" draw:auto-grow-height="false" fo:min-height="1.15cm" fo:min-width="2.36cm"/>
    </style:style>
    <style:style style:name="gr6" style:family="graphic" style:parent-style-name="standard">
      <style:graphic-properties svg:stroke-color="#000000" draw:fill-color="#94bd5e" draw:textarea-horizontal-align="justify" draw:textarea-vertical-align="middle" draw:auto-grow-height="false" fo:min-height="1.051cm" fo:min-width="2.178cm"/>
    </style:style>
    <style:style style:name="gr7" style:family="graphic" style:parent-style-name="standard">
      <style:graphic-properties svg:stroke-color="#000000" draw:fill-color="#ccffff" draw:textarea-horizontal-align="justify" draw:textarea-vertical-align="middle" draw:auto-grow-height="false" fo:min-height="0.104cm" fo:min-width="0.854cm"/>
    </style:style>
    <style:style style:name="gr8" style:family="graphic" style:parent-style-name="objectwithoutfill">
      <style:graphic-properties svg:stroke-color="#000000" draw:marker-end="Arrow" draw:marker-end-width="0.3cm" draw:fill="none" draw:fill-color="#0084d1" draw:textarea-vertical-align="middle"/>
    </style:style>
    <style:style style:name="gr9" style:family="graphic" style:parent-style-name="standard">
      <style:graphic-properties svg:stroke-color="#000000" draw:marker-start="Arrow" draw:marker-start-width="0.3cm" draw:fill-color="#0084d1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25cm"/>
    </style:style>
    <style:style style:name="gr12" style:family="graphic" style:parent-style-name="standard">
      <style:graphic-properties draw:stroke="none" svg:stroke-color="#000000" draw:fill="none" draw:fill-color="#ffffff" fo:min-height="0.315cm"/>
    </style:style>
    <style:style style:name="gr13" style:family="graphic" style:parent-style-name="standard">
      <style:graphic-properties svg:stroke-color="#000000" draw:fill-color="#94bd5e" draw:textarea-horizontal-align="justify" draw:textarea-vertical-align="middle" draw:auto-grow-height="false" fo:min-height="1.038cm" fo:min-width="1.994cm"/>
    </style:style>
    <style:style style:name="P1" style:family="paragraph">
      <style:paragraph-properties fo:text-align="center"/>
    </style:style>
    <style:style style:name="P2" style:family="paragraph">
      <loext:graphic-properties draw:fill-color="#ccffff"/>
      <style:paragraph-properties fo:text-align="center"/>
      <style:text-properties fo:font-size="6pt" style:font-size-asian="18pt" style:font-size-complex="18pt"/>
    </style:style>
    <style:style style:name="P3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-color="#94bd5e"/>
      <style:paragraph-properties fo:text-align="center"/>
    </style:style>
    <style:style style:name="P5" style:family="paragraph">
      <loext:graphic-properties draw:fill-color="#94bd5e"/>
      <style:paragraph-properties fo:text-align="center"/>
      <style:text-properties fo:font-size="6pt" style:font-size-asian="18pt" style:font-size-complex="18pt"/>
    </style:style>
    <style:style style:name="P6" style:family="paragraph">
      <loext:graphic-properties draw:fill="none" draw:fill-color="#0084d1"/>
      <style:paragraph-properties fo:text-align="center"/>
    </style:style>
    <style:style style:name="P7" style:family="paragraph">
      <loext:graphic-properties draw:fill-color="#0084d1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6pt" style:font-size-asian="18pt" style:font-size-complex="18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6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2pt" fo:font-weight="bold" style:font-size-asian="18pt" style:font-weight-asian="bold" style:font-size-complex="18pt" style:font-weight-complex="bold"/>
    </style:style>
    <style:style style:name="T4" style:family="text">
      <style:text-properties fo:font-size="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6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99cm" svg:height="0.432cm" svg:x="5.701cm" svg:y="4.068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" draw:text-style-name="P3" draw:layer="layout" svg:width="16.4cm" svg:height="1.037cm" svg:x="2.3cm" svg:y="1.463cm">
          <draw:text-box>
            <text:p text:style-name="P1"><text:span text:style-name="T2">Flowchart for </text:span><text:span text:style-name="T2">function </text:span><text:span text:style-name="T3">set_working_use</text:span><text:span text:style-name="T3">r_id</text:span><text:span text:style-name="T2"> in </text:span><text:span text:style-name="T3">encryption_servi</text:span><text:span text:style-name="T3">ces</text:span><text:span text:style-name="T2"> program</text:span></text:p>
          </draw:text-box>
        </draw:frame>
        <draw:custom-shape draw:style-name="gr3" draw:text-style-name="P4" draw:layer="layout" svg:width="4cm" svg:height="1.1cm" svg:x="4.4cm" svg:y="5.3cm">
          <text:p text:style-name="P1"><text:span text:style-name="T4"/></text:p>
          <text:p text:style-name="P1"><text:span text:style-name="T5">Unset </text:span><text:span text:style-name="T6">working_user_id</text:span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4cm" svg:height="1.1cm" svg:x="4.5cm" svg:y="9.4cm">
          <text:p text:style-name="P1"><text:span text:style-name="T4">Check working user_id valid email form</text:span></text:p>
          <text:p text:style-name="P1"><text:span text:style-name="T1">&amp;&amp; check working_user_id does not</text:span></text:p>
          <text:p text:style-name="P1"><text:span text:style-name="T1"><text:s/></text:span><text:span text:style-name="T1">already exist in public keyring </text:span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.98cm" svg:height="1.7cm" draw:transform="skewX (-0.0469493568786475) translate (5.42cm 11.7cm)">
          <text:p text:style-name="P1"><text:span text:style-name="T1">Working</text:span></text:p>
          <text:p text:style-name="P1"><text:span text:style-name="T1">_user</text:span></text:p>
          <text:p text:style-name="P1"><text:span text:style-name="T1">_id </text:span></text:p>
          <text:p text:style-name="P1"><text:span text:style-name="T1"><text:s/></text:span><text:span text:style-name="T1">valid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4" draw:layer="layout" svg:width="4cm" svg:height="1.1cm" svg:x="4.6cm" svg:y="14.6cm">
          <text:p text:style-name="P1"><text:span text:style-name="T4"/></text:p>
          <text:p text:style-name="P1"><text:span text:style-name="T1">Set working_user_id (global)</text:span></text:p>
          <text:p text:style-name="P1"><text:span text:style-name="T1"/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4.7cm" svg:height="1.4cm" svg:x="10.341cm" svg:y="12cm">
          <text:p text:style-name="P1"><text:span text:style-name="T1">PRINT FAIL MESSAGE</text:span></text:p>
          <text:p text:style-name="P1"><text:span text:style-name="T1">working_user_id</text:span></text:p>
          <text:p text:style-name="P1"><text:span text:style-name="T1">Not valid retry message ||</text:span></text:p>
          <text:p text:style-name="P1"><text:span text:style-name="T1">working_user_id already in us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5" draw:layer="layout" svg:width="4.4cm" svg:height="1.3cm" svg:x="4.3cm" svg:y="16.9cm">
          <text:p text:style-name="P1"><text:span text:style-name="T1">PRINT SUCCESS MESSAGE</text:span></text:p>
          <text:p text:style-name="P1"><text:span text:style-name="T1">working_user_id</text:span></text:p>
          <text:p text:style-name="P1"><text:span text:style-name="T1">Set OK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2" draw:layer="layout" svg:width="1.5cm" svg:height="0.5cm" svg:x="5.779cm" svg:y="19.4cm">
          <text:p text:style-name="P1"><text:span text:style-name="T1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8" draw:text-style-name="P6" draw:layer="layout" svg:x1="6.4cm" svg:y1="4.5cm" svg:x2="6.4cm" svg:y2="5.3cm">
          <text:p/>
        </draw:line>
        <draw:line draw:style-name="gr8" draw:text-style-name="P6" draw:layer="layout" svg:x1="6.4cm" svg:y1="6.4cm" svg:x2="6.4cm" svg:y2="7.2cm">
          <text:p/>
        </draw:line>
        <draw:line draw:style-name="gr8" draw:text-style-name="P6" draw:layer="layout" svg:x1="6.4cm" svg:y1="8.5cm" svg:x2="6.4cm" svg:y2="9.4cm">
          <text:p/>
        </draw:line>
        <draw:line draw:style-name="gr8" draw:text-style-name="P6" draw:layer="layout" svg:x1="6.4cm" svg:y1="10.5cm" svg:x2="6.4cm" svg:y2="11.7cm">
          <text:p/>
        </draw:line>
        <draw:line draw:style-name="gr8" draw:text-style-name="P6" draw:layer="layout" svg:x1="6.5cm" svg:y1="13.4cm" svg:x2="6.5cm" svg:y2="14.6cm">
          <text:p/>
        </draw:line>
        <draw:line draw:style-name="gr8" draw:text-style-name="P6" draw:layer="layout" svg:x1="6.5cm" svg:y1="15.7cm" svg:x2="6.5cm" svg:y2="16.9cm">
          <text:p/>
        </draw:line>
        <draw:line draw:style-name="gr8" draw:text-style-name="P6" draw:layer="layout" svg:x1="6.5cm" svg:y1="18.2cm" svg:x2="6.5cm" svg:y2="19.4cm">
          <text:p/>
        </draw:line>
        <draw:line draw:style-name="gr8" draw:text-style-name="P6" draw:layer="layout" svg:x1="7.4cm" svg:y1="12.6cm" svg:x2="10.9cm" svg:y2="12.6cm">
          <text:p/>
        </draw:line>
        <draw:line draw:style-name="gr9" draw:text-style-name="P7" draw:layer="layout" svg:x1="8.1cm" svg:y1="7.8cm" svg:x2="12.5cm" svg:y2="7.8cm">
          <text:p/>
        </draw:line>
        <draw:line draw:style-name="gr10" draw:text-style-name="P8" draw:layer="layout" svg:x1="12.5cm" svg:y1="12cm" svg:x2="12.5cm" svg:y2="7.8cm">
          <text:p/>
        </draw:line>
        <draw:frame draw:style-name="gr11" draw:text-style-name="P9" draw:layer="layout" svg:width="0.8cm" svg:height="0.5cm" svg:x="7.4cm" svg:y="12.1cm">
          <draw:text-box>
            <text:p><text:span text:style-name="T1">no</text:span></text:p>
          </draw:text-box>
        </draw:frame>
        <draw:frame draw:style-name="gr12" draw:text-style-name="P9" draw:layer="layout" svg:width="0.886cm" svg:height="0.565cm" svg:x="5.714cm" svg:y="13.235cm">
          <draw:text-box>
            <text:p><text:span text:style-name="T1">yes</text:span></text:p>
          </draw:text-box>
        </draw:frame>
        <draw:custom-shape draw:style-name="gr13" draw:text-style-name="P5" draw:layer="layout" svg:width="4.1cm" svg:height="1.287cm" svg:x="4.4cm" svg:y="7.2cm">
          <text:p text:style-name="P1"><text:span text:style-name="T1">PRINT REQUEST:</text:span></text:p>
          <text:p text:style-name="P1"><text:span text:style-name="T1">working_user_id</text:span></text:p>
          <text:p text:style-name="P1"><text:span text:style-name="T1"/></text:p>
          <text:p text:style-name="P10"><text:span text:style-name="T1">USER INPUT:</text:span></text:p>
          <text:p text:style-name="P1"><text:span text:style-name="T1">working_user_i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3T02:41:22.286179147</meta:creation-date>
    <dc:date>2019-08-03T14:15:28.063674317</dc:date>
    <meta:editing-duration>PT4H20M16S</meta:editing-duration>
    <meta:editing-cycles>7</meta:editing-cycles>
    <meta:generator>LibreOffice/6.0.7.3$Linux_X86_64 LibreOffice_project/00m0$Build-3</meta:generator>
    <meta:document-statistic meta:object-count="22"/>
  </office:meta>
</office:document-meta>
</file>